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75cm" svg:height="1.25cm" svg:x="3.75cm" svg:y="3.4cm">
          <text:p text:style-name="P1"><text:span text:style-name="T1">&lt;&lt;interface&gt;&gt;</text:span></text:p>
          <text:p text:style-name="P1"><text:span text:style-name="T2">PersonDaoBase</text:span></text:p>
        </draw:rect>
        <draw:rect draw:style-name="gr1" draw:text-style-name="P2" draw:layer="layout" svg:width="4.5cm" svg:height="1.25cm" svg:x="3.25cm" svg:y="6.15cm">
          <text:p text:style-name="P1"><text:span text:style-name="T1">&lt;&lt;abstract&gt;&gt;</text:span></text:p>
          <text:p text:style-name="P1"><text:span text:style-name="T2">PersonDaoImplBase</text:span></text:p>
        </draw:rect>
        <draw:custom-shape draw:style-name="gr2" draw:text-style-name="P3" draw:layer="layout" svg:width="0.5cm" svg:height="0.5cm" svg:x="5.25cm" svg:y="4.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5.5cm" svg:y1="5.15cm" svg:x2="5.5cm" svg:y2="6.15cm">
          <text:p/>
        </draw:line>
        <draw:custom-shape draw:style-name="gr4" draw:text-style-name="P4" draw:layer="layout" svg:width="4.5cm" svg:height="1.25cm" svg:x="1.25cm" svg:y="8.6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21787.1584092424 -20460.43165467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5cm" svg:height="1.25cm" svg:x="11.3cm" svg:y="8.15cm">
          <text:p text:style-name="P1"><text:span text:style-name="T3">Empty class in which handwritten code is added</text:span></text:p>
          <draw:enhanced-geometry svg:viewBox="0 0 21600 21600" draw:text-areas="800 800 20800 20800" draw:type="round-rectangular-callout" draw:modifiers="1621.66878749318 -16610.071942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7cm" svg:height="1.25cm" svg:x="9.75cm" svg:y="1.15cm">
          <text:p text:style-name="P1"><text:span text:style-name="T3">Empty interface in which aditional method can be added by hand</text:span></text:p>
          <draw:enhanced-geometry svg:viewBox="0 0 21600 21600" draw:text-areas="800 800 20800 20800" draw:type="round-rectangular-callout" draw:modifiers="3076.01771175546 38987.0503597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" draw:text-style-name="P2" draw:layer="layout" svg:width="3.75cm" svg:height="1.25cm" svg:x="9.5cm" svg:y="3.4cm">
          <text:p text:style-name="P1"><text:span text:style-name="T1">&lt;&lt;interface&gt;&gt;</text:span></text:p>
          <text:p text:style-name="P1"><text:span text:style-name="T2">PersonDao</text:span></text:p>
        </draw:rect>
        <draw:custom-shape draw:style-name="gr2" draw:text-style-name="P3" draw:layer="layout" svg:width="0.5cm" svg:height="0.5cm" draw:transform="rotate (1.5707963267946) translate (7.5cm 4.4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8cm" svg:y1="4.15cm" svg:x2="9.5cm" svg:y2="4.15cm">
          <text:p/>
        </draw:line>
        <draw:rect draw:style-name="gr1" draw:text-style-name="P2" draw:layer="layout" svg:width="3.75cm" svg:height="1cm" svg:x="9.5cm" svg:y="6.15cm">
          <text:p text:style-name="P1"><text:span text:style-name="T2">PersonDaoImpl</text:span></text:p>
        </draw:rect>
        <draw:custom-shape draw:style-name="gr2" draw:text-style-name="P3" draw:layer="layout" svg:width="0.5cm" svg:height="0.5cm" svg:x="11.25cm" svg:y="4.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1.5cm" svg:y1="5.15cm" svg:x2="11.5cm" svg:y2="6.15cm">
          <text:p/>
        </draw:line>
        <draw:custom-shape draw:style-name="gr2" draw:text-style-name="P3" draw:layer="layout" svg:width="0.5cm" svg:height="0.5cm" draw:transform="rotate (1.5707963267946) translate (7.75cm 6.9cm)">
          <text:p/>
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8.25cm" svg:y1="6.65cm" svg:x2="9.25cm" svg:y2="6.65cm">
          <text:p/>
        </draw:line>
        <draw:custom-shape draw:style-name="gr4" draw:text-style-name="P4" draw:layer="layout" svg:width="5cm" svg:height="1.25cm" svg:x="1.25cm" svg:y="1.4cm">
          <text:p text:style-name="P1"><text:span text:style-name="T3">Contains all generated interface methods</text:span></text:p>
          <draw:enhanced-geometry svg:viewBox="0 0 21600 21600" draw:text-areas="800 800 20800 20800" draw:type="round-rectangular-callout" draw:modifiers="19751.4097180564 34515.1079136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8-08-19T10:12:30</dc:date>
    <meta:editing-cycles>9</meta:editing-cycles>
    <meta:editing-duration>PT58M5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